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weight="bold" officeooo:rsid="00e5ccfa" officeooo:paragraph-rsid="00e5ccfa" style:font-weight-asian="bold" style:font-weight-complex="bold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7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0" style:family="paragraph" style:parent-style-name="Heading_20_3">
      <style:text-properties officeooo:paragraph-rsid="00d537d1"/>
    </style:style>
    <style:style style:name="P41" style:family="paragraph" style:parent-style-name="Heading_20_3">
      <style:text-properties officeooo:paragraph-rsid="00ef9c61"/>
    </style:style>
    <style:style style:name="P42" style:family="paragraph" style:parent-style-name="Text_20_body">
      <style:text-properties officeooo:paragraph-rsid="00e3f1fd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7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officeooo:paragraph-rsid="00e2cb5b"/>
    </style:style>
    <style:style style:name="P49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0c006" style:font-weight-asian="normal" style:font-weight-complex="normal"/>
    </style:style>
    <style:style style:name="T8" style:family="text">
      <style:text-properties fo:font-weight="normal" officeooo:rsid="00ed7be1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style:font-name="Liberation Serif" fo:font-size="14pt" style:font-size-asian="14pt" style:font-name-complex="Liberation Serif" style:font-size-complex="14pt"/>
    </style:style>
    <style:style style:name="T16" style:family="text">
      <style:text-properties style:font-name="Liberation Serif" fo:font-size="14pt" fo:font-weight="normal" style:font-size-asian="14pt" style:font-weight-asian="normal" style:font-name-complex="Liberation Serif" style:font-size-complex="14pt" style:font-weight-complex="normal"/>
    </style:style>
    <style:style style:name="T17" style:family="text">
      <style:text-properties officeooo:rsid="00e5b083"/>
    </style:style>
    <style:style style:name="T18" style:family="text">
      <style:text-properties officeooo:rsid="00cab972"/>
    </style:style>
    <style:style style:name="T19" style:family="text">
      <style:text-properties officeooo:rsid="00090694"/>
    </style:style>
    <style:style style:name="T20" style:family="text">
      <style:text-properties style:text-line-through-style="none" style:text-line-through-type="none" officeooo:rsid="00090694"/>
    </style:style>
    <style:style style:name="T21" style:family="text">
      <style:text-properties style:text-line-through-style="none" style:text-line-through-type="none" officeooo:rsid="00c29dae"/>
    </style:style>
    <style:style style:name="T22" style:family="text">
      <style:text-properties officeooo:rsid="004cddbe"/>
    </style:style>
    <style:style style:name="T23" style:family="text">
      <style:text-properties officeooo:rsid="00023665"/>
    </style:style>
    <style:style style:name="T24" style:family="text">
      <style:text-properties officeooo:rsid="0052cd68"/>
    </style:style>
    <style:style style:name="T25" style:family="text">
      <style:text-properties officeooo:rsid="00516df3"/>
    </style:style>
    <style:style style:name="T26" style:family="text">
      <style:text-properties officeooo:rsid="004b520c"/>
    </style:style>
    <style:style style:name="T27" style:family="text">
      <style:text-properties officeooo:rsid="00e6ffd7"/>
    </style:style>
    <style:style style:name="T28" style:family="text">
      <style:text-properties officeooo:rsid="00e83705"/>
    </style:style>
    <style:style style:name="T29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2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8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9" style:family="text">
      <style:text-properties officeooo:rsid="001fd34e"/>
    </style:style>
    <style:style style:name="T40" style:family="text">
      <style:text-properties officeooo:rsid="002ff151"/>
    </style:style>
    <style:style style:name="T41" style:family="text">
      <style:text-properties officeooo:rsid="001f0e1f"/>
    </style:style>
    <style:style style:name="T42" style:family="text">
      <style:text-properties officeooo:rsid="00d7fef6"/>
    </style:style>
    <style:style style:name="T43" style:family="text">
      <style:text-properties officeooo:rsid="0024a2f7"/>
    </style:style>
    <style:style style:name="T44" style:family="text">
      <style:text-properties officeooo:rsid="0088171a"/>
    </style:style>
    <style:style style:name="T45" style:family="text">
      <style:text-properties officeooo:rsid="00277e4b"/>
    </style:style>
    <style:style style:name="T46" style:family="text">
      <style:text-properties officeooo:rsid="004f3c1c"/>
    </style:style>
    <style:style style:name="T47" style:family="text">
      <style:text-properties officeooo:rsid="00c0f6e4"/>
    </style:style>
    <style:style style:name="T48" style:family="text">
      <style:text-properties style:text-line-through-style="none" style:text-line-through-type="none" officeooo:rsid="00c0f6e4"/>
    </style:style>
    <style:style style:name="T49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2" style:family="text">
      <style:text-properties officeooo:rsid="006cd358"/>
    </style:style>
    <style:style style:name="T53" style:family="text">
      <style:text-properties officeooo:rsid="004796d1"/>
    </style:style>
    <style:style style:name="T54" style:family="text">
      <style:text-properties officeooo:rsid="00462138"/>
    </style:style>
    <style:style style:name="T55" style:family="text">
      <style:text-properties officeooo:rsid="005579d7"/>
    </style:style>
    <style:style style:name="T56" style:family="text">
      <style:text-properties officeooo:rsid="004fbf97"/>
    </style:style>
    <style:style style:name="T57" style:family="text">
      <style:text-properties fo:font-weight="normal" officeooo:rsid="00277e4b" style:font-weight-asian="normal" style:font-weight-complex="normal"/>
    </style:style>
    <style:style style:name="T58" style:family="text">
      <style:text-properties fo:font-size="14pt" officeooo:rsid="0082eac7" style:font-size-asian="14pt" style:font-size-complex="14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a9a747" style:font-size-asian="14pt" style:font-size-complex="14pt"/>
    </style:style>
    <style:style style:name="T61" style:family="text">
      <style:text-properties fo:font-size="14pt" officeooo:rsid="0033fe79" style:font-size-asian="14pt" style:font-size-complex="14pt"/>
    </style:style>
    <style:style style:name="T62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6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67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8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1f0e1f" style:font-size-asian="14pt" style:font-weight-asian="normal" style:font-name-complex="Liberation Serif" style:font-size-complex="14pt" style:font-weight-complex="normal"/>
    </style:style>
    <style:style style:name="T76" style:family="text">
      <style:text-properties officeooo:rsid="0094ad22"/>
    </style:style>
    <style:style style:name="T77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1" style:family="text">
      <style:text-properties style:font-name="Liberation Serif" officeooo:rsid="00ae4671" style:font-name-complex="Liberation Serif"/>
    </style:style>
    <style:style style:name="T82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146in" svg:y="-0.820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astro-portfolio-a63.pages.dev/" text:style-name="Internet_20_link" text:visited-style-name="Visited_20_Internet_20_Link"><text:span text:style-name="T7">https://astro-portfolio-a63.pages.dev</text:span></text:a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8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text:span text:style-name="T15">Military Status:</text:span><text:span text:style-name="T16"> Exempted</text:span></text:p>
      <text:h text:style-name="P10" text:outline-level="2"><draw:line text:anchor-type="paragraph" draw:z-index="1" draw:name="Horizontal line 2" draw:style-name="gr2" draw:text-style-name="P11" svg:x1="-0.2429in" svg:y1="0.0681in" svg:x2="7.1232in" svg:y2="0.0445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7">with Huma and Chi.</text:span></text:p>
        </text:list-item>
        <text:list-item>
          <text:p text:style-name="P14">Nodejs <text:span text:style-name="T18">with</text:span> Express.js <text:span text:style-name="T18">&amp; Hono.</text:span></text:p>
        </text:list-item>
        <text:list-item>
          <text:p text:style-name="P12">Postgres, MongoDB <text:span text:style-name="T19">and </text:span><text:span text:style-name="T20">Redis/</text:span><text:span text:style-name="T21">ValKey</text:span></text:p>
        </text:list-item>
        <text:list-item>
          <text:p text:style-name="P14">HTML, CSS and SCSS</text:p>
        </text:list-item>
        <text:list-item>
          <text:p text:style-name="P12">Vuejs <text:span text:style-name="T22">and its</text:span>’ <text:span text:style-name="T23">ecosystem</text:span> <text:span text:style-name="T23">(</text:span><text:span text:style-name="T22">like </text:span>Pinia <text:span text:style-name="T24">and</text:span> <text:span text:style-name="T25">V</text:span>ue<text:span text:style-name="T25">R</text:span>outer<text:span text:style-name="T23">)</text:span></text:p>
        </text:list-item>
        <text:list-item>
          <text:p text:style-name="P15"><text:span text:style-name="T22">Vite, </text:span><text:span text:style-name="T26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7">using Podman </text:span><text:span text:style-name="T28">and Docker</text:span></text:p>
        </text:list-item>
      </text:list>
      <text:p text:style-name="P17"><draw:line text:anchor-type="paragraph" draw:z-index="0" draw:name="Horizontal line 3" draw:style-name="gr2" draw:text-style-name="P11" svg:x1="-0.2591in" svg:y1="0.1272in" svg:x2="7.1071in" svg:y2="0.1035in"><text:p/></draw:line></text:p>
      <text:h text:style-name="P18" text:outline-level="2">Projects</text:h>
      <text:h text:style-name="P19" text:outline-level="3"><text:span text:style-name="T29">1. </text:span><text:span text:style-name="T30">“</text:span><text:span text:style-name="T31">Adeeb أديب </text:span><text:span text:style-name="T30">” </text:span><text:span text:style-name="T32">(</text:span><text:a xlink:type="simple" xlink:href="https://github.com/M-Shrief/Adeeb_Astro_SSR" text:style-name="Internet_20_link" text:visited-style-name="Visited_20_Internet_20_Link"><text:span text:style-name="T32">Fronten</text:span><text:span text:style-name="T33">d’</text:span><text:span text:style-name="T34">s</text:span><text:span text:style-name="T33"> repo</text:span></text:a><text:span text:style-name="T32"> – </text:span><text:a xlink:type="simple" xlink:href="https://github.com/M-Shrief/Adeeb_ExpressTS_Postgres" text:style-name="Internet_20_link" text:visited-style-name="Visited_20_Internet_20_Link"><text:span text:style-name="T32">Backen</text:span><text:span text:style-name="T33">d’</text:span><text:span text:style-name="T34">s</text:span><text:span text:style-name="T33"> repo</text:span></text:a><text:span text:style-name="T32">)</text:span></text:h>
      <text:p text:style-name="P20"><text:span text:style-name="T35"><text:tab/> </text:span><text:span text:style-name="T36">E-Commerce for printing Arabic </text:span><text:span text:style-name="T37">Literatur</text:span><text:span text:style-name="T36">e, </text:span><text:span text:style-name="T37">u</text:span><text:span text:style-name="T36">sing </text:span><text:span text:style-name="T37">an </text:span><text:span text:style-name="T36">SSR frontend with </text:span><text:span text:style-name="T37">a </text:span><text:span text:style-name="T36">REST API</text:span><text:span text:style-name="T38"> and</text:span><text:span text:style-name="T36"> gRPC API.</text:span></text:p>
      <text:list xml:id="list358668217" text:style-name="L2">
        <text:list-item>
          <text:p text:style-name="P21">Tech stack:</text:p>
          <text:list>
            <text:list-item>
              <text:p text:style-name="P22"><text:span text:style-name="T39">A</text:span>deeb’s frontned:</text:p>
              <text:list>
                <text:list-item>
                  <text:p text:style-name="P22">JavaScript and TypeScript</text:p>
                </text:list-item>
                <text:list-item>
                  <text:p text:style-name="P23">Vite</text:p>
                </text:list-item>
                <text:list-item>
                  <text:p text:style-name="P24"><text:span text:style-name="T40">HTML, </text:span><text:span text:style-name="T14">S</text:span><text:span text:style-name="T40">CSS</text:span></text:p>
                </text:list-item>
                <text:list-item>
                  <text:p text:style-name="P25"><text:span text:style-name="T41">Vuejs </text:span><text:span text:style-name="T42">and Astro</text:span></text:p>
                </text:list-item>
              </text:list>
            </text:list-item>
            <text:list-item>
              <text:p text:style-name="P26">Adeeb’s backend:</text:p>
              <text:list>
                <text:list-item>
                  <text:p text:style-name="P26">JavaScript and <text:span text:style-name="T41">TypeScript</text:span></text:p>
                </text:list-item>
                <text:list-item>
                  <text:p text:style-name="P27"><draw:custom-shape text:anchor-type="paragraph" draw:z-index="6" draw:name="Shape 4" draw:style-name="gr3" draw:text-style-name="P28" svg:width="1.028in" svg:height="0.7067in" svg:x="-0.7874in" svg:y="0.909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Nodejs <text:span text:style-name="T43">and </text:span>Express.js</text:p>
                </text:list-item>
                <text:list-item>
                  <text:p text:style-name="P24"><draw:custom-shape text:anchor-type="paragraph" draw:z-index="4" draw:name="Shape 1" draw:style-name="gr4" draw:text-style-name="P28" svg:width="1.0303in" svg:height="0.7071in" svg:x="6.4539in" svg:y="-0.781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<text:span text:style-name="T44">Postgre</text:span><text:span text:style-name="T42">SQL</text:span> <text:span text:style-name="T45">and </text:span><text:span text:style-name="T43">TypeORM </text:span><text:span text:style-name="T46">and </text:span><text:span text:style-name="T47">Caching with</text:span><text:span text:style-name="T48"> </text:span><text:span text:style-name="T20">Redis/</text:span><text:span text:style-name="T21">ValKey</text:span></text:p>
                </text:list-item>
              </text:list>
            </text:list-item>
            <text:list-item>
              <text:p text:style-name="P26">Users’ service:</text:p>
              <text:list>
                <text:list-item>
                  <text:p text:style-name="P29">Go</text:p>
                </text:list-item>
                <text:list-item>
                  <text:p text:style-name="P30">Postgre<text:span text:style-name="T42">SQL</text:span> with Sqlc and Pgx.</text:p>
                </text:list-item>
              </text:list>
            </text:list-item>
          </text:list>
        </text:list-item>
        <text:list-item>
          <text:p text:style-name="P31"><text:span text:style-name="T39">C</text:span>haracteristics: </text:p>
          <text:list>
            <text:list-item>
              <text:p text:style-name="P32"><text:span text:style-name="T49">+90</text:span><text:span text:style-name="T50"> mark</text:span><text:span text:style-name="T51">s</text:span><text:span text:style-name="T50"> on google’s lighthouse.</text:span></text:p>
            </text:list-item>
            <text:list-item>
              <text:p text:style-name="P31">JWT authentication and authorization.</text:p>
            </text:list-item>
            <text:list-item>
              <text:p text:style-name="P31">Internationalization</text:p>
            </text:list-item>
            <text:list-item>
              <text:p text:style-name="P31">Data validation<text:span text:style-name="T45">.</text:span></text:p>
            </text:list-item>
            <text:list-item>
              <text:p text:style-name="P33">Dark/Light Theme.</text:p>
            </text:list-item>
            <text:list-item>
              <text:p text:style-name="P34"><text:span text:style-name="T52">Regression and </text:span><text:span text:style-name="T53">C</text:span><text:span text:style-name="T54">omponent testing </text:span><text:span text:style-name="T55">with Vitest</text:span></text:p>
            </text:list-item>
            <text:list-item>
              <text:p text:style-name="P34">Documentation with TSdoc and TypeDoc.</text:p>
            </text:list-item>
            <text:list-item>
              <text:p text:style-name="P35"><text:span text:style-name="T56">Sentry for monitoring </text:span><text:span text:style-name="T55">errors and performance</text:span></text:p>
            </text:list-item>
            <text:list-item>
              <text:p text:style-name="P36"><text:span text:style-name="T39">D</text:span>ocker Containerization</text:p>
            </text:list-item>
          </text:list>
        </text:list-item>
        <text:list-item>
          <text:p text:style-name="P37"><text:span text:style-name="T57">D</text:span><text:span text:style-name="T6">eployed From September 2023 to April 2024:</text:span></text:p>
          <text:list>
            <text:list-item>
              <text:p text:style-name="P38"><text:span text:style-name="T58">U</text:span><text:span text:style-name="T59">sing Digital ocean server, with Ubuntu and Nginx.</text:span></text:p>
            </text:list-item>
            <text:list-item>
              <text:p text:style-name="P39"><text:span text:style-name="T60">Used </text:span><text:span text:style-name="T61">CloudFlare</text:span><text:span text:style-name="T60"> to m</text:span><text:span text:style-name="T59">anag</text:span><text:span text:style-name="T60">e</text:span><text:span text:style-name="T59"> Domains, DNS, SSL, CDN </text:span><text:span text:style-name="T60">and on.</text:span></text:p>
            </text:list-item>
          </text:list>
        </text:list-item>
      </text:list>
      <text:h text:style-name="P40" text:outline-level="3"><text:span text:style-name="T62">2. </text:span><text:span text:style-name="T63">Forgejo</text:span><text:span text:style-name="T64"> </text:span><text:span text:style-name="T65">(</text:span><text:a xlink:type="simple" xlink:href="https://github.com/M-Shrief/forgejo" text:style-name="Internet_20_link" text:visited-style-name="Visited_20_Internet_20_Link"><text:span text:style-name="T66">repo</text:span></text:a><text:span text:style-name="T65">)</text:span></text:h>
      <text:p text:style-name="Text_20_body"><text:span text:style-name="T67"><text:tab/></text:span><text:span text:style-name="T66">Setting up a Forgejo instance to self-host a Version Control System (VCS), with forgejo-runner for CI/CD actions, all containerized with Podman.</text:span></text:p>
      <text:h text:style-name="P41" text:outline-level="3"><text:span text:style-name="T62">3. </text:span><text:span text:style-name="T68">“</text:span><text:span text:style-name="T69">Adeeb أديب </text:span><text:span text:style-name="T68">” </text:span><text:span text:style-name="T70">SPA version</text:span><text:span text:style-name="T71"> </text:span><text:span text:style-name="T72">(</text:span><text:a xlink:type="simple" xlink:href="https://github.com/M-Shrief/Adeeb_Vue_TS" text:style-name="Internet_20_link" text:visited-style-name="Visited_20_Internet_20_Link"><text:span text:style-name="T35">Fronten</text:span><text:span text:style-name="T73">d’</text:span><text:span text:style-name="T74">s</text:span><text:span text:style-name="T73"> repo</text:span></text:a><text:span text:style-name="T35"> – </text:span><text:a xlink:type="simple" xlink:href="https://github.com/M-Shrief/Adeeb_ExpressTS" text:style-name="Internet_20_link" text:visited-style-name="Visited_20_Internet_20_Link"><text:span text:style-name="T35">Backen</text:span><text:span text:style-name="T73">d’</text:span><text:span text:style-name="T74">s</text:span><text:span text:style-name="T73"> repo</text:span></text:a><text:span text:style-name="T35">)</text:span></text:h>
      <text:p text:style-name="P42"><text:span text:style-name="T36"><text:tab/>E-Commerce for printing Arabic </text:span><text:span text:style-name="T37">Literatur</text:span><text:span text:style-name="T36">e, </text:span><text:span text:style-name="T37">u</text:span><text:span text:style-name="T36">sing </text:span><text:span text:style-name="T37">a SPA with a</text:span><text:span text:style-name="T36"> REST API. </text:span><text:span text:style-name="T75">Tech stack:</text:span></text:p>
      <text:list text:continue-numbering="true" text:style-name="L2">
        <text:list-item>
          <text:p text:style-name="P43"><text:span text:style-name="T76">JavaScript and </text:span>TypeScript</text:p>
        </text:list-item>
        <text:list-item>
          <text:p text:style-name="P44"><text:span text:style-name="T40">HTML, </text:span><text:span text:style-name="T14">S</text:span><text:span text:style-name="T40">CSS</text:span></text:p>
        </text:list-item>
        <text:list-item>
          <text:p text:style-name="P24">Vuejs, <text:span text:style-name="T76">Vite, </text:span><text:span text:style-name="T46">Pinia and VueRouter</text:span></text:p>
        </text:list-item>
        <text:list-item>
          <text:p text:style-name="P44">Nodejs <text:span text:style-name="T43">and </text:span>Express.js</text:p>
        </text:list-item>
        <text:list-item>
          <text:p text:style-name="P45"><text:span text:style-name="T46">MongoDB and </text:span><text:span text:style-name="T47">Caching with </text:span><text:span text:style-name="T20">Redis/</text:span><text:span text:style-name="T21">ValKey</text:span></text:p>
        </text:list-item>
      </text:list>
      <text:p text:style-name="P46"><draw:line text:anchor-type="paragraph" draw:z-index="2" draw:name="Horizontal line 1" draw:style-name="gr2" draw:text-style-name="P11" svg:x1="-0.2591in" svg:y1="0.1272in" svg:x2="7.1071in" svg:y2="0.1035in"><text:p/></draw:line></text:p>
      <text:h text:style-name="P47" text:outline-level="2">Education</text:h>
      <text:list text:style-name="L3">
        <text:list-item>
          <text:p text:style-name="P48"><text:span text:style-name="T77">Graduated</text:span><text:span text:style-name="T78"> </text:span><text:span text:style-name="T79">from </text:span><text:span text:style-name="T78">Faculty of Commerce, Cairo University </text:span><text:span text:style-name="T79">at </text:span><text:span text:style-name="T77">2025</text:span><text:span text:style-name="T80">.</text:span></text:p>
        </text:list-item>
      </text:list>
      <text:h text:style-name="Heading_20_3" text:outline-level="3">Courses</text:h>
      <text:list text:style-name="L4">
        <text:list-item>
          <text:p text:style-name="P49">CMU, Intro to Database Systems (2022)</text:p>
        </text:list-item>
        <text:list-item>
          <text:p text:style-name="P50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81">)</text:span></text:p>
        </text:list-item>
        <text:list-item>
          <text:p text:style-name="P49"><text:span text:style-name="T82">I</text:span>BM, "DevOps, Cloud, and Agile Foundations":</text:p>
          <text:list>
            <text:list-item>
              <text:p text:style-name="P49">Introduction to DevOps.</text:p>
            </text:list-item>
            <text:list-item>
              <text:p text:style-name="P49"><draw:custom-shape text:anchor-type="paragraph" draw:z-index="5" draw:name="Shape 2" draw:style-name="gr3" draw:text-style-name="P2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5T11:26:39.460455942</meta:creation-date>
    <dc:date>2026-04-22T09:02:40.074462578</dc:date>
    <meta:editing-duration>PT19H37M49S</meta:editing-duration>
    <meta:editing-cycles>198</meta:editing-cycles>
    <meta:generator>LibreOffice/25.8.6.2$Linux_X86_64 LibreOffice_project/580$Build-2</meta:generator>
    <meta:print-date>2026-04-22T09:05:45.432322725</meta:print-date>
    <meta:printed-by>PDF files</meta:printed-by>
    <meta:document-statistic meta:table-count="0" meta:image-count="0" meta:object-count="0" meta:page-count="2" meta:paragraph-count="68" meta:word-count="349" meta:character-count="2254" meta:non-whitespace-character-count="2010"/>
  </office:meta>
</office:document-meta>
</file>